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2cm" presentation:class="title" presentation:user-transformed="true">
          <draw:text-box>
            <text:p text:style-name="P1"><text:span text:style-name="T1">Wejdziemy</text:span><text:span text:style-name="T1"><text:line-break/></text:span><text:span text:style-name="T1">do Miasta Świętego</text:span><text:span text:style-name="T1"><text:line-break/></text:span><text:span text:style-name="T1">przez Krew Pana</text:span><text:span text:style-name="T1"><text:line-break/></text:span><text:span text:style-name="T1">i moc Krzyża Jego</text:span><text:span text:style-name="T1"><text:line-break/></text:span><text:span text:style-name="T1">do Świątyni,</text:span><text:span text:style-name="T1"><text:line-break/></text:span><text:span text:style-name="T1">którą Baranek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0cm" svg:y="-0.002cm" presentation:class="title" presentation:user-transformed="true">
          <draw:text-box>
            <text:p text:style-name="P1"><text:span text:style-name="T1">Śmierci, nocy,</text:span><text:span text:style-name="T1"><text:line-break/></text:span><text:span text:style-name="T1">żałoby nie będzie,</text:span><text:span text:style-name="T1"><text:line-break/></text:span><text:span text:style-name="T1">chwała Jego</text:span><text:span text:style-name="T1"><text:line-break/></text:span><text:span text:style-name="T1">zajaśnieje wszędzie</text:span><text:span text:style-name="T1"><text:line-break/></text:span><text:span text:style-name="T1">Z naszych oczu</text:span><text:span text:style-name="T1"><text:line-break/></text:span><text:span text:style-name="T1">wszelką łzę otrze Emmanu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Dziś Kościele raduj się,</text:span><text:span text:style-name="T1"><text:line-break/></text:span><text:span text:style-name="T1">śpiewaj chwały pieśń</text:span><text:span text:style-name="T1"><text:line-break/></text:span><text:span text:style-name="T1">Pieśń nową Baranka,</text:span><text:span text:style-name="T1"><text:line-break/></text:span><text:span text:style-name="T1">On zwyciężył śmier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2-01T14:20:28</dc:date>
    <dc:language>pl-PL</dc:language>
    <meta:editing-cycles>11</meta:editing-cycles>
    <meta:editing-duration>PT7M26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